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509cm"/>
          <style:tab-stop style:position="8.918cm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4.509cm"/>
          <style:tab-stop style:position="8.918cm"/>
        </style:tab-stops>
      </style:paragraph-properties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>
        <style:tab-stops>
          <style:tab-stop style:position="4.509cm"/>
          <style:tab-stop style:position="8.918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4.509cm"/>
          <style:tab-stop style:position="8.918cm"/>
        </style:tab-stops>
      </style:paragraph-properties>
    </style:style>
    <style:style style:name="P7" style:family="paragraph" style:parent-style-name="Standard">
      <style:paragraph-properties fo:text-align="start" style:justify-single-word="false">
        <style:tab-stops>
          <style:tab-stop style:position="4.509cm"/>
          <style:tab-stop style:position="8.918cm"/>
        </style:tab-stops>
      </style:paragraph-properties>
    </style:style>
    <style:style style:name="P8" style:family="paragraph" style:parent-style-name="Standard">
      <style:paragraph-properties fo:text-align="center" style:justify-single-word="false" fo:break-before="colum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mp<text:span text:style-name="T3">lifyin</text:span>g brackets</text:p>
      <text:p text:style-name="Standard"/>
      <text:p text:style-name="Standard">1) Multip<text:span text:style-name="T3">ly o</text:span>ut:</text:p>
      <text:p text:style-name="Standard">(a) 3(4<text:span text:style-name="T2">x</text:span> + 2<text:span text:style-name="T2">y</text:span>)<text:tab/>(b) 5(2<text:span text:style-name="T2">x</text:span> – 5<text:span text:style-name="T2">y</text:span>)<text:tab/>(c) –4(2<text:span text:style-name="T2">x</text:span> – 3<text:span text:style-name="T2">y</text:span>)<text:tab/>(d) –3(2<text:span text:style-name="T2">x</text:span> – <text:span text:style-name="T2">y</text:span>)</text:p>
      <text:p text:style-name="Standard">(e) 2<text:span text:style-name="T2">x</text:span>(3<text:span text:style-name="T2">x</text:span> + 4<text:span text:style-name="T2">y</text:span>)<text:tab/>(f) 7<text:span text:style-name="T2">x</text:span>(3<text:span text:style-name="T2">y</text:span> – 4z)<text:tab/>(g) –3<text:span text:style-name="T2">x</text:span>(<text:span text:style-name="T2">x</text:span> – 5<text:span text:style-name="T2">y</text:span>)<text:tab/>(h) –<text:span text:style-name="T2">y</text:span>(2<text:span text:style-name="T2">x</text:span> – <text:span text:style-name="T2">y</text:span>)</text:p>
      <text:p text:style-name="Standard"/>
      <text:p text:style-name="Standard">2) Multi<text:span text:style-name="T3">ply ou</text:span>t and simplif<text:span text:style-name="T2">y</text:span>:</text:p>
      <text:p text:style-name="P2">(a) 2(4<text:span text:style-name="T2">x</text:span> + 5) + 3(2<text:span text:style-name="T2">x</text:span> – 3)<text:tab/>(b) 5(2<text:span text:style-name="T2">x</text:span> – 3) – 3(4<text:span text:style-name="T2">x</text:span> – 2)<text:tab/>(c) 6(<text:span text:style-name="T2">x</text:span> – 2<text:span text:style-name="T2">y</text:span>) – 3(2<text:span text:style-name="T2">x</text:span> – <text:span text:style-name="T2">y</text:span>)</text:p>
      <text:p text:style-name="P2">(d) 3(5<text:span text:style-name="T2">x</text:span> + 2<text:span text:style-name="T2">y</text:span>) + 2(4<text:span text:style-name="T2">x</text:span> – 3<text:span text:style-name="T2">y</text:span>)<text:tab/>(e) 6(<text:span text:style-name="T2">x</text:span> – 2<text:span text:style-name="T2">y</text:span>) – 1(4<text:span text:style-name="T2">x</text:span> – <text:span text:style-name="T2">y</text:span>)<text:tab/>(f) (5<text:span text:style-name="T2">x</text:span> – 2<text:span text:style-name="T2">y</text:span>) – (3<text:span text:style-name="T2">x</text:span> – 4<text:span text:style-name="T2">y</text:span>)</text:p>
      <text:p text:style-name="P2">(g) 2<text:span text:style-name="T2">x</text:span>(3<text:span text:style-name="T2">y</text:span> – 4z) + 3<text:span text:style-name="T2">x</text:span>(2<text:span text:style-name="T2">y</text:span> + z)<text:tab/>(h) 4<text:span text:style-name="T2">x</text:span>(<text:span text:style-name="T2">x</text:span> – 2<text:span text:style-name="T2">y</text:span>) – 2<text:span text:style-name="T2">y</text:span>(3<text:span text:style-name="T2">x</text:span> – 3<text:span text:style-name="T2">y</text:span>)<text:tab/>(i) 3<text:span text:style-name="T2">x</text:span>(2<text:span text:style-name="T2">x</text:span> – 3<text:span text:style-name="T2">y</text:span>) – <text:span text:style-name="T2">y</text:span>(3<text:span text:style-name="T2">x</text:span> – 2<text:span text:style-name="T2">y</text:span>)</text:p>
      <text:p text:style-name="P2">(j) 3<text:span text:style-name="T2">x</text:span>(<text:span text:style-name="T2">y</text:span> – 2z) – 2<text:span text:style-name="T2">y</text:span>(<text:span text:style-name="T2">x</text:span> + 3z)<text:tab/>(k) 3<text:span text:style-name="T2">x</text:span>(2<text:span text:style-name="T2">x</text:span> – <text:span text:style-name="T2">y</text:span>) – 2<text:span text:style-name="T2">y</text:span>(3<text:span text:style-name="T2">x</text:span> – <text:span text:style-name="T2">y</text:span>)<text:tab/>(l) 3<text:span text:style-name="T2">x</text:span>(<text:span text:style-name="T2">x</text:span> – 3<text:span text:style-name="T2">y</text:span>) – <text:span text:style-name="T2">y</text:span>(2<text:span text:style-name="T2">x</text:span> – <text:span text:style-name="T2">y</text:span>)</text:p>
      <text:p text:style-name="P2"/>
      <text:p text:style-name="P2">3) Solve the following equations:</text:p>
      <text:p text:style-name="P2">(a) 3(2<text:span text:style-name="T2">x</text:span> + 5) = 39<text:tab/>(b) 2(4<text:span text:style-name="T2">x</text:span> – 3) = –22<text:tab/>(c) 4(5 – <text:span text:style-name="T2">x</text:span>) = 32</text:p>
      <text:p text:style-name="P2">(d) 5(2<text:span text:style-name="T2">x</text:span> – 3) = 12<text:tab/>(e) 2(4<text:span text:style-name="T2">x</text:span> + 5) = 5(<text:span text:style-name="T2">x</text:span> – 2)<text:tab/>(f) 3(5 – 2<text:span text:style-name="T2">x</text:span>) = 32</text:p>
      <text:p text:style-name="P2">(g) 4(3 – 2<text:span text:style-name="T2">x</text:span>) = 6(5 – <text:span text:style-name="T2">x</text:span>)<text:tab/>(h) 3(4 – 5<text:span text:style-name="T2">x</text:span>) = 2(7 – 6<text:span text:style-name="T2">x</text:span>)<text:tab/>(i) 3(2<text:span text:style-name="T2">x</text:span> – 4) = 7<text:span text:style-name="T2">x</text:span></text:p>
      <text:p text:style-name="P2">(j) 3(<text:span text:style-name="T2">x</text:span> – 4) + 2(<text:span text:style-name="T2">x</text:span> + 2) = 10<text:tab/>(k) 2(3<text:span text:style-name="T2">x</text:span> – 5) – 4(<text:span text:style-name="T2">x</text:span> – 6) = 8<text:tab/>(l) 8<text:span text:style-name="T2">x</text:span> – (5<text:span text:style-name="T2">x</text:span> – 12) = 0</text:p>
      <text:p text:style-name="P2"/>
      <text:p text:style-name="P2"/>
      <text:p text:style-name="P2"/>
      <text:p text:style-name="P2"/>
      <text:p text:style-name="P4"><text:span text:style-name="T1"/></text:p>
      <text:p text:style-name="P4"><text:span text:style-name="T1">Simp</text:span><text:span text:style-name="T4">lifyin</text:span><text:span text:style-name="T1">g brackets</text:span></text:p>
      <text:p text:style-name="Standard"/>
      <text:p text:style-name="Standard">1) Multip<text:span text:style-name="T3">ly o</text:span>ut:</text:p>
      <text:p text:style-name="Standard">(a) 3(4<text:span text:style-name="T2">x</text:span> + 2<text:span text:style-name="T2">y</text:span>)<text:tab/>(b) 5(2<text:span text:style-name="T2">x</text:span> – 5<text:span text:style-name="T2">y</text:span>)<text:tab/>(c) –4(2<text:span text:style-name="T2">x</text:span> – 3<text:span text:style-name="T2">y</text:span>)<text:tab/>(d) –3(2<text:span text:style-name="T2">x</text:span> – <text:span text:style-name="T2">y</text:span>)</text:p>
      <text:p text:style-name="Standard">(e) 2<text:span text:style-name="T2">x</text:span>(3<text:span text:style-name="T2">x</text:span> + 4<text:span text:style-name="T2">y</text:span>)<text:tab/>(f) 7<text:span text:style-name="T2">x</text:span>(3<text:span text:style-name="T2">y</text:span> – 4z)<text:tab/>(g) –3<text:span text:style-name="T2">x</text:span>(<text:span text:style-name="T2">x</text:span> – 5<text:span text:style-name="T2">y</text:span>)<text:tab/>(h) –<text:span text:style-name="T2">y</text:span>(2<text:span text:style-name="T2">x</text:span> – <text:span text:style-name="T2">y</text:span>)</text:p>
      <text:p text:style-name="Standard"/>
      <text:p text:style-name="Standard">2) Multi<text:span text:style-name="T3">ply ou</text:span>t and simplif<text:span text:style-name="T2">y</text:span>:</text:p>
      <text:p text:style-name="P2">(a) 2(4<text:span text:style-name="T2">x</text:span> + 5) + 3(2<text:span text:style-name="T2">x</text:span> – 3)<text:tab/>(b) 5(2<text:span text:style-name="T2">x</text:span> – 3) – 3(4<text:span text:style-name="T2">x</text:span> – 2)<text:tab/>(c) 6(<text:span text:style-name="T2">x</text:span> – 2<text:span text:style-name="T2">y</text:span>) – 3(2<text:span text:style-name="T2">x</text:span> – <text:span text:style-name="T2">y</text:span>)</text:p>
      <text:p text:style-name="P2">(d) 3(5<text:span text:style-name="T2">x</text:span> + 2<text:span text:style-name="T2">y</text:span>) + 2(4<text:span text:style-name="T2">x</text:span> – 3<text:span text:style-name="T2">y</text:span>)<text:tab/>(e) 6(<text:span text:style-name="T2">x</text:span> – 2<text:span text:style-name="T2">y</text:span>) – 1(4<text:span text:style-name="T2">x</text:span> – <text:span text:style-name="T2">y</text:span>)<text:tab/>(f) (5<text:span text:style-name="T2">x</text:span> – 2<text:span text:style-name="T2">y</text:span>) – (3<text:span text:style-name="T2">x</text:span> – 4<text:span text:style-name="T2">y</text:span>)</text:p>
      <text:p text:style-name="P2">(g) 2<text:span text:style-name="T2">x</text:span>(3<text:span text:style-name="T2">y</text:span> – 4z) + 3<text:span text:style-name="T2">x</text:span>(2<text:span text:style-name="T2">y</text:span> + z)<text:tab/>(h) 4<text:span text:style-name="T2">x</text:span>(<text:span text:style-name="T2">x</text:span> – 2<text:span text:style-name="T2">y</text:span>) – 2<text:span text:style-name="T2">y</text:span>(3<text:span text:style-name="T2">x</text:span> – 3<text:span text:style-name="T2">y</text:span>)<text:tab/>(i) 3<text:span text:style-name="T2">x</text:span>(2<text:span text:style-name="T2">x</text:span> – 3<text:span text:style-name="T2">y</text:span>) – <text:span text:style-name="T2">y</text:span>(3<text:span text:style-name="T2">x</text:span> – 2<text:span text:style-name="T2">y</text:span>)</text:p>
      <text:p text:style-name="P2">(j) 3<text:span text:style-name="T2">x</text:span>(<text:span text:style-name="T2">y</text:span> – 2z) – 2<text:span text:style-name="T2">y</text:span>(<text:span text:style-name="T2">x</text:span> + 3z)<text:tab/>(k) 3<text:span text:style-name="T2">x</text:span>(2<text:span text:style-name="T2">x</text:span> – <text:span text:style-name="T2">y</text:span>) – 2<text:span text:style-name="T2">y</text:span>(3<text:span text:style-name="T2">x</text:span> – <text:span text:style-name="T2">y</text:span>)<text:tab/>(l) 3<text:span text:style-name="T2">x</text:span>(<text:span text:style-name="T2">x</text:span> – 3<text:span text:style-name="T2">y</text:span>) – <text:span text:style-name="T2">y</text:span>(2<text:span text:style-name="T2">x</text:span> – <text:span text:style-name="T2">y</text:span>)</text:p>
      <text:p text:style-name="P2"/>
      <text:p text:style-name="P2">3) Solve the following equations:</text:p>
      <text:p text:style-name="P2">(a) 3(2<text:span text:style-name="T2">x</text:span> + 5) = 39<text:tab/>(b) 2(4<text:span text:style-name="T2">x</text:span> – 3) = –22<text:tab/>(c) 4(5 – <text:span text:style-name="T2">x</text:span>) = 32</text:p>
      <text:p text:style-name="P2">(d) 5(2<text:span text:style-name="T2">x</text:span> – 3) = 12<text:tab/>(e) 2(4<text:span text:style-name="T2">x</text:span> + 5) = 5(<text:span text:style-name="T2">x</text:span> – 2)<text:tab/>(f) 3(5 – 2<text:span text:style-name="T2">x</text:span>) = 32</text:p>
      <text:p text:style-name="P2">(g) 4(3 – 2<text:span text:style-name="T2">x</text:span>) = 6(5 – <text:span text:style-name="T2">x</text:span>)<text:tab/>(h) 3(4 – 5<text:span text:style-name="T2">x</text:span>) = 2(7 – 6<text:span text:style-name="T2">x</text:span>)<text:tab/>(i) 3(2<text:span text:style-name="T2">x</text:span> – 4) = 7<text:span text:style-name="T2">x</text:span></text:p>
      <text:p text:style-name="P2">(j) 3(<text:span text:style-name="T2">x</text:span> – 4) + 2(<text:span text:style-name="T2">x</text:span> + 2) = 10<text:tab/>(k) 2(3<text:span text:style-name="T2">x</text:span> – 5) – 4(<text:span text:style-name="T2">x</text:span> – 6) = 8<text:tab/>(l) 8<text:span text:style-name="T2">x</text:span> – (5<text:span text:style-name="T2">x</text:span> – 12) = 0</text:p>
      <text:p text:style-name="P2"/>
      <text:p text:style-name="P4"><text:span text:style-name="T1"/></text:p>
      <text:p text:style-name="P4"><text:span text:style-name="T1"/></text:p>
      <text:p text:style-name="P8"><text:span text:style-name="T1">Simp</text:span><text:span text:style-name="T4">lifyin</text:span><text:span text:style-name="T1">g brackets</text:span></text:p>
      <text:p text:style-name="Standard"/>
      <text:p text:style-name="Standard">1) Multip<text:span text:style-name="T3">ly o</text:span>ut:</text:p>
      <text:p text:style-name="Standard">(a) 3(4<text:span text:style-name="T2">x</text:span> + 2<text:span text:style-name="T2">y</text:span>)<text:tab/>(b) 5(2<text:span text:style-name="T2">x</text:span> – 5<text:span text:style-name="T2">y</text:span>)<text:tab/>(c) –4(2<text:span text:style-name="T2">x</text:span> – 3<text:span text:style-name="T2">y</text:span>)<text:tab/>(d) –3(2<text:span text:style-name="T2">x</text:span> – <text:span text:style-name="T2">y</text:span>)</text:p>
      <text:p text:style-name="Standard">(e) 2<text:span text:style-name="T2">x</text:span>(3<text:span text:style-name="T2">x</text:span> + 4<text:span text:style-name="T2">y</text:span>)<text:tab/>(f) 7<text:span text:style-name="T2">x</text:span>(3<text:span text:style-name="T2">y</text:span> – 4z)<text:tab/>(g) –3<text:span text:style-name="T2">x</text:span>(<text:span text:style-name="T2">x</text:span> – 5<text:span text:style-name="T2">y</text:span>)<text:tab/>(h) –<text:span text:style-name="T2">y</text:span>(2<text:span text:style-name="T2">x</text:span> – <text:span text:style-name="T2">y</text:span>)</text:p>
      <text:p text:style-name="Standard"/>
      <text:p text:style-name="Standard">2) Multi<text:span text:style-name="T3">ply ou</text:span>t and simplif<text:span text:style-name="T2">y</text:span>:</text:p>
      <text:p text:style-name="P2">(a) 2(4<text:span text:style-name="T2">x</text:span> + 5) + 3(2<text:span text:style-name="T2">x</text:span> – 3)<text:tab/>(b) 5(2<text:span text:style-name="T2">x</text:span> – 3) – 3(4<text:span text:style-name="T2">x</text:span> – 2)<text:tab/>(c) 6(<text:span text:style-name="T2">x</text:span> – 2<text:span text:style-name="T2">y</text:span>) – 3(2<text:span text:style-name="T2">x</text:span> – <text:span text:style-name="T2">y</text:span>)</text:p>
      <text:p text:style-name="P2">(d) 3(5<text:span text:style-name="T2">x</text:span> + 2<text:span text:style-name="T2">y</text:span>) + 2(4<text:span text:style-name="T2">x</text:span> – 3<text:span text:style-name="T2">y</text:span>)<text:tab/>(e) 6(<text:span text:style-name="T2">x</text:span> – 2<text:span text:style-name="T2">y</text:span>) – 1(4<text:span text:style-name="T2">x</text:span> – <text:span text:style-name="T2">y</text:span>)<text:tab/>(f) (5<text:span text:style-name="T2">x</text:span> – 2<text:span text:style-name="T2">y</text:span>) – (3<text:span text:style-name="T2">x</text:span> – 4<text:span text:style-name="T2">y</text:span>)</text:p>
      <text:p text:style-name="P2">(g) 2<text:span text:style-name="T2">x</text:span>(3<text:span text:style-name="T2">y</text:span> – 4z) + 3<text:span text:style-name="T2">x</text:span>(2<text:span text:style-name="T2">y</text:span> + z)<text:tab/>(h) 4<text:span text:style-name="T2">x</text:span>(<text:span text:style-name="T2">x</text:span> – 2<text:span text:style-name="T2">y</text:span>) – 2<text:span text:style-name="T2">y</text:span>(3<text:span text:style-name="T2">x</text:span> – 3<text:span text:style-name="T2">y</text:span>)<text:tab/>(i) 3<text:span text:style-name="T2">x</text:span>(2<text:span text:style-name="T2">x</text:span> – 3<text:span text:style-name="T2">y</text:span>) – <text:span text:style-name="T2">y</text:span>(3<text:span text:style-name="T2">x</text:span> – 2<text:span text:style-name="T2">y</text:span>)</text:p>
      <text:p text:style-name="P2">(j) 3<text:span text:style-name="T2">x</text:span>(<text:span text:style-name="T2">y</text:span> – 2z) – 2<text:span text:style-name="T2">y</text:span>(<text:span text:style-name="T2">x</text:span> + 3z)<text:tab/>(k) 3<text:span text:style-name="T2">x</text:span>(2<text:span text:style-name="T2">x</text:span> – <text:span text:style-name="T2">y</text:span>) – 2<text:span text:style-name="T2">y</text:span>(3<text:span text:style-name="T2">x</text:span> – <text:span text:style-name="T2">y</text:span>)<text:tab/>(l) 3<text:span text:style-name="T2">x</text:span>(<text:span text:style-name="T2">x</text:span> – 3<text:span text:style-name="T2">y</text:span>) – <text:span text:style-name="T2">y</text:span>(2<text:span text:style-name="T2">x</text:span> – <text:span text:style-name="T2">y</text:span>)</text:p>
      <text:p text:style-name="P2"/>
      <text:p text:style-name="P2">3) Solve the following equations:</text:p>
      <text:p text:style-name="P2">(a) 3(2<text:span text:style-name="T2">x</text:span> + 5) = 39<text:tab/>(b) 2(4<text:span text:style-name="T2">x</text:span> – 3) = –22<text:tab/>(c) 4(5 – <text:span text:style-name="T2">x</text:span>) = 32</text:p>
      <text:p text:style-name="P2">(d) 5(2<text:span text:style-name="T2">x</text:span> – 3) = 12<text:tab/>(e) 2(4<text:span text:style-name="T2">x</text:span> + 5) = 5(<text:span text:style-name="T2">x</text:span> – 2)<text:tab/>(f) 3(5 – 2<text:span text:style-name="T2">x</text:span>) = 32</text:p>
      <text:p text:style-name="P2">(g) 4(3 – 2<text:span text:style-name="T2">x</text:span>) = 6(5 – <text:span text:style-name="T2">x</text:span>)<text:tab/>(h) 3(4 – 5<text:span text:style-name="T2">x</text:span>) = 2(7 – 6<text:span text:style-name="T2">x</text:span>)<text:tab/>(i) 3(2<text:span text:style-name="T2">x</text:span> – 4) = 7<text:span text:style-name="T2">x</text:span></text:p>
      <text:p text:style-name="P2">(j) 3(<text:span text:style-name="T2">x</text:span> – 4) + 2(<text:span text:style-name="T2">x</text:span> + 2) = 10<text:tab/>(k) 2(3<text:span text:style-name="T2">x</text:span> – 5) – 4(<text:span text:style-name="T2">x</text:span> – 6) = 8<text:tab/>(l) 8<text:span text:style-name="T2">x</text:span> – (5<text:span text:style-name="T2">x</text:span> – 12) = 0</text:p>
      <text:p text:style-name="P2"/>
      <text:p text:style-name="P2"/>
      <text:p text:style-name="P2"/>
      <text:p text:style-name="P7"/>
      <text:p text:style-name="P4"><text:span text:style-name="T1"/></text:p>
      <text:p text:style-name="P4"><text:span text:style-name="T1">Simp</text:span><text:span text:style-name="T4">lifyin</text:span><text:span text:style-name="T1">g brackets</text:span></text:p>
      <text:p text:style-name="Standard"/>
      <text:p text:style-name="Standard">1) Multip<text:span text:style-name="T3">ly o</text:span>ut:</text:p>
      <text:p text:style-name="Standard">(a) 3(4<text:span text:style-name="T2">x</text:span> + 2<text:span text:style-name="T2">y</text:span>)<text:tab/>(b) 5(2<text:span text:style-name="T2">x</text:span> – 5<text:span text:style-name="T2">y</text:span>)<text:tab/>(c) –4(2<text:span text:style-name="T2">x</text:span> – 3<text:span text:style-name="T2">y</text:span>)<text:tab/>(d) –3(2<text:span text:style-name="T2">x</text:span> – <text:span text:style-name="T2">y</text:span>)</text:p>
      <text:p text:style-name="Standard">(e) 2<text:span text:style-name="T2">x</text:span>(3<text:span text:style-name="T2">x</text:span> + 4<text:span text:style-name="T2">y</text:span>)<text:tab/>(f) 7<text:span text:style-name="T2">x</text:span>(3<text:span text:style-name="T2">y</text:span> – 4z)<text:tab/>(g) –3<text:span text:style-name="T2">x</text:span>(<text:span text:style-name="T2">x</text:span> – 5<text:span text:style-name="T2">y</text:span>)<text:tab/>(h) –<text:span text:style-name="T2">y</text:span>(2<text:span text:style-name="T2">x</text:span> – <text:span text:style-name="T2">y</text:span>)</text:p>
      <text:p text:style-name="Standard"/>
      <text:p text:style-name="Standard">2) Multi<text:span text:style-name="T3">ply ou</text:span>t and simplif<text:span text:style-name="T2">y</text:span>:</text:p>
      <text:p text:style-name="P2">(a) 2(4<text:span text:style-name="T2">x</text:span> + 5) + 3(2<text:span text:style-name="T2">x</text:span> – 3)<text:tab/>(b) 5(2<text:span text:style-name="T2">x</text:span> – 3) – 3(4<text:span text:style-name="T2">x</text:span> – 2)<text:tab/>(c) 6(<text:span text:style-name="T2">x</text:span> – 2<text:span text:style-name="T2">y</text:span>) – 3(2<text:span text:style-name="T2">x</text:span> – <text:span text:style-name="T2">y</text:span>)</text:p>
      <text:p text:style-name="P2">(d) 3(5<text:span text:style-name="T2">x</text:span> + 2<text:span text:style-name="T2">y</text:span>) + 2(4<text:span text:style-name="T2">x</text:span> – 3<text:span text:style-name="T2">y</text:span>)<text:tab/>(e) 6(<text:span text:style-name="T2">x</text:span> – 2<text:span text:style-name="T2">y</text:span>) – 1(4<text:span text:style-name="T2">x</text:span> – <text:span text:style-name="T2">y</text:span>)<text:tab/>(f) (5<text:span text:style-name="T2">x</text:span> – 2<text:span text:style-name="T2">y</text:span>) – (3<text:span text:style-name="T2">x</text:span> – 4<text:span text:style-name="T2">y</text:span>)</text:p>
      <text:p text:style-name="P2">(g) 2<text:span text:style-name="T2">x</text:span>(3<text:span text:style-name="T2">y</text:span> – 4z) + 3<text:span text:style-name="T2">x</text:span>(2<text:span text:style-name="T2">y</text:span> + z)<text:tab/>(h) 4<text:span text:style-name="T2">x</text:span>(<text:span text:style-name="T2">x</text:span> – 2<text:span text:style-name="T2">y</text:span>) – 2<text:span text:style-name="T2">y</text:span>(3<text:span text:style-name="T2">x</text:span> – 3<text:span text:style-name="T2">y</text:span>)<text:tab/>(i) 3<text:span text:style-name="T2">x</text:span>(2<text:span text:style-name="T2">x</text:span> – 3<text:span text:style-name="T2">y</text:span>) – <text:span text:style-name="T2">y</text:span>(3<text:span text:style-name="T2">x</text:span> – 2<text:span text:style-name="T2">y</text:span>)</text:p>
      <text:p text:style-name="P2">(j) 3<text:span text:style-name="T2">x</text:span>(<text:span text:style-name="T2">y</text:span> – 2z) – 2<text:span text:style-name="T2">y</text:span>(<text:span text:style-name="T2">x</text:span> + 3z)<text:tab/>(k) 3<text:span text:style-name="T2">x</text:span>(2<text:span text:style-name="T2">x</text:span> – <text:span text:style-name="T2">y</text:span>) – 2<text:span text:style-name="T2">y</text:span>(3<text:span text:style-name="T2">x</text:span> – <text:span text:style-name="T2">y</text:span>)<text:tab/>(l) 3<text:span text:style-name="T2">x</text:span>(<text:span text:style-name="T2">x</text:span> – 3<text:span text:style-name="T2">y</text:span>) – <text:span text:style-name="T2">y</text:span>(2<text:span text:style-name="T2">x</text:span> – <text:span text:style-name="T2">y</text:span>)</text:p>
      <text:p text:style-name="P2"/>
      <text:p text:style-name="P2">3) Solve the following equations:</text:p>
      <text:p text:style-name="P2">(a) 3(2<text:span text:style-name="T2">x</text:span> + 5) = 39<text:tab/>(b) 2(4<text:span text:style-name="T2">x</text:span> – 3) = –22<text:tab/>(c) 4(5 – <text:span text:style-name="T2">x</text:span>) = 32</text:p>
      <text:p text:style-name="P2">(d) 5(2<text:span text:style-name="T2">x</text:span> – 3) = 12<text:tab/>(e) 2(4<text:span text:style-name="T2">x</text:span> + 5) = 5(<text:span text:style-name="T2">x</text:span> – 2)<text:tab/>(f) 3(5 – 2<text:span text:style-name="T2">x</text:span>) = 32</text:p>
      <text:p text:style-name="P2">(g) 4(3 – 2<text:span text:style-name="T2">x</text:span>) = 6(5 – <text:span text:style-name="T2">x</text:span>)<text:tab/>(h) 3(4 – 5<text:span text:style-name="T2">x</text:span>) = 2(7 – 6<text:span text:style-name="T2">x</text:span>)<text:tab/>(i) 3(2<text:span text:style-name="T2">x</text:span> – 4) = 7<text:span text:style-name="T2">x</text:span></text:p>
      <text:p text:style-name="P2">(j) 3(<text:span text:style-name="T2">x</text:span> – 4) + 2(<text:span text:style-name="T2">x</text:span> + 2) = 10<text:tab/>(k) 2(3<text:span text:style-name="T2">x</text:span> – 5) – 4(<text:span text:style-name="T2">x</text:span> – 6) = 8<text:tab/>(l) 8<text:span text:style-name="T2">x</text:span> – (5<text:span text:style-name="T2">x</text:span> – 12) = 0</text:p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>
        <style:tab-stops>
          <style:tab-stop style:position="3.251cm"/>
          <style:tab-stop style:position="6.5cm"/>
          <style:tab-stop style:position="9.751cm"/>
        </style:tab-stops>
      </style:paragraph-properties>
      <style:text-properties style:use-window-font-color="true" style:font-name="Times New Roman1" fo:font-size="10pt" fo:language="en" fo:country="US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0.751cm" fo:margin-left="1cm" fo:margin-right="3.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ving Equations</dc:title>
    <meta:initial-creator>OXFORD HIGH SCHOOL</meta:initial-creator>
    <meta:creation-date>1999-11-16T23:34:00</meta:creation-date>
    <dc:creator>Andy Lewis</dc:creator>
    <dc:date>2013-11-13T17:59:52</dc:date>
    <meta:editing-cycles>11</meta:editing-cycles>
    <meta:editing-duration>P1DT1H1M27S</meta:editing-duration>
    <meta:generator>LibreOffice/3.5$Linux_X86_64 LibreOffice_project/350m1$Build-2</meta:generator>
    <meta:printed-by>Andy Lewis</meta:printed-by>
    <meta:print-date>2010-12-01T10:24:49.65</meta:print-date>
    <meta:document-statistic meta:table-count="0" meta:image-count="0" meta:object-count="0" meta:page-count="1" meta:paragraph-count="56" meta:word-count="924" meta:character-count="3244" meta:non-whitespace-character-count="2376"/>
  </office:meta>
</office:document-meta>
</file>